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FontAwesome" svg:font-family="FontAwesome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Roman Slanted 8" svg:font-family="'LM Roman Slanted 8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r10" svg:font-family="cmr10" style:font-pitch="variable"/>
    <style:font-face style:name="cmsy10" svg:font-family="cmsy10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1.9cm" fo:text-align="justify" style:justify-single-word="false" fo:text-indent="0cm" style:auto-text-indent="false" style:page-number="auto" fo:background-color="transparent"/>
      <style:text-properties officeooo:rsid="001a63a3" officeooo:paragraph-rsid="001a63a3"/>
    </style:style>
    <style:style style:name="P2" style:family="paragraph" style:parent-style-name="Standard">
      <style:paragraph-properties fo:text-align="justify" style:justify-single-word="false"/>
      <style:text-properties officeooo:rsid="001a63a3" officeooo:paragraph-rsid="001a63a3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a63a3" officeooo:paragraph-rsid="001a63a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ac247" officeooo:paragraph-rsid="001ac247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ac247" officeooo:paragraph-rsid="001ac24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ac247" officeooo:paragraph-rsid="001ac24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M Roman Slanted 8" fo:font-size="14pt" fo:font-weight="normal" officeooo:rsid="001a63a3" officeooo:paragraph-rsid="001a63a3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.9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FontAwesome" fo:font-size="20pt" fo:font-weight="bold" officeooo:rsid="001a63a3" officeooo:paragraph-rsid="001a63a3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adea" officeooo:rsid="001a63a3" officeooo:paragraph-rsid="001a63a3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aladea" officeooo:rsid="001ac247" officeooo:paragraph-rsid="001ac247"/>
    </style:style>
    <style:style style:name="P11" style:family="paragraph" style:parent-style-name="Standard">
      <style:paragraph-properties fo:text-align="justify" style:justify-single-word="false"/>
      <style:text-properties style:font-name="Caladea" officeooo:rsid="001ac247" officeooo:paragraph-rsid="001ac247"/>
    </style:style>
    <style:style style:name="P12" style:family="paragraph" style:parent-style-name="Standard">
      <style:paragraph-properties fo:text-align="justify" style:justify-single-word="false"/>
      <style:text-properties style:font-name="cmr10" fo:font-size="14pt" officeooo:rsid="001a63a3" officeooo:paragraph-rsid="001a63a3" style:font-size-asian="14pt" style:font-size-complex="14pt"/>
    </style:style>
    <style:style style:name="T1" style:family="text">
      <style:text-properties style:font-name="Calad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quips Multifunció</text:p>
      <text:p text:style-name="P1"/>
      <text:p text:style-name="P3">Xerox Menorca</text:p>
      <text:p text:style-name="P7">Carrer de Maria Lluïsa Serra, 87</text:p>
      <text:p text:style-name="P7">07703 </text:p>
      <text:p text:style-name="P7">Maó</text:p>
      <text:p text:style-name="P7">Menorca</text:p>
      <text:p text:style-name="P2"/>
      <text:p text:style-name="P12">Benvolguts</text:p>
      <text:p text:style-name="P2"/>
      <text:p text:style-name="P9">Escric aquesta carta per sol·licitar la compra de dues màquines multifunció. Estaràn destinades a millorar la gestió i productivitat del nostre centre, atès al creixement i demanda de serveis de fotocòpia, es a dir, millorar els serveis d’impressió.</text:p>
      <text:p text:style-name="P9"/>
      <text:p text:style-name="P9">Necessitam les següents característiques:</text:p>
      <text:p text:style-name="P9"/>
      <text:list text:style-name="L1">
        <text:list-item>
          <text:p text:style-name="P10">Multifuncionalitat</text:p>
        </text:list-item>
        <text:list-item>
          <text:p text:style-name="P10">Velocitat d’impressió</text:p>
        </text:list-item>
        <text:list-item>
          <text:p text:style-name="P10">Garantía </text:p>
        </text:list-item>
      </text:list>
      <text:p text:style-name="P11"/>
      <text:p text:style-name="P11">Esperem la vostra oferta atentament o qualsevol informació rellevant.</text:p>
      <text:p text:style-name="P4"/>
      <text:p text:style-name="P5">Atentament,</text:p>
      <text:p text:style-name="P4"/>
      <text:p text:style-name="P6">David Sánchez Cabanillas</text:p>
      <text:p text:style-name="P6">Secretari de l’IES Joan Ramis i Ramis</text:p>
      <text:p text:style-name="P4"/>
      <text:p text:style-name="P4">Maó, 5 de novembre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FontAwesome" svg:font-family="FontAwesome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Roman Slanted 8" svg:font-family="'LM Roman Slanted 8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r10" svg:font-family="cmr10" style:font-pitch="variable"/>
    <style:font-face style:name="cmsy10" svg:font-family="cmsy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069cm" fo:margin-right="3.43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9:15:12.288564706</meta:creation-date>
    <dc:date>2024-11-05T09:45:26.656600997</dc:date>
    <meta:editing-duration>PT5M23S</meta:editing-duration>
    <meta:editing-cycles>1</meta:editing-cycles>
    <meta:document-statistic meta:table-count="0" meta:image-count="0" meta:object-count="0" meta:page-count="1" meta:paragraph-count="17" meta:word-count="89" meta:character-count="600" meta:non-whitespace-character-count="529"/>
    <meta:generator>LibreOffice/24.2.5.2$Linux_X86_64 LibreOffice_project/420$Build-2</meta:generator>
  </office:meta>
</office:document-meta>
</file>